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settings.xml" manifest:media-type="text/xml"/>
  <manifest:file-entry manifest:full-path="Settings/ColorTable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Impress-title">
      <style:graphic-properties fo:min-height="4cm"/>
    </style:style>
    <style:style style:name="pr2" style:family="presentation" style:parent-style-name="Impress-subtitle">
      <style:graphic-properties draw:fill-color="#ffffff" fo:min-height="2.729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draw:auto-grow-height="true" fo:min-height="3.507cm"/>
    </style:style>
    <style:style style:name="pr5" style:family="presentation" style:parent-style-name="Impress1-outline1">
      <style:graphic-properties fo:min-height="11.93cm"/>
    </style:style>
    <style:style style:name="pr6" style:family="presentation" style:parent-style-name="Impress1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4cm" svg:x="2.2cm" svg:y="11.4cm" presentation:class="title">
          <draw:text-box>
            <text:p>Compilação e Makefile</text:p>
          </draw:text-box>
        </draw:frame>
        <draw:frame presentation:style-name="pr2" draw:text-style-name="P1" draw:layer="layout" svg:width="23.8cm" svg:height="2.729cm" svg:x="2.2cm" svg:y="16.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placeholder="true" presentation:user-transformed="true">
          <draw:text-box/>
        </draw:frame>
        <draw:frame presentation:style-name="pr5" draw:layer="layout" svg:width="24cm" svg:height="12.18cm" svg:x="2cm" svg:y="6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Open Sans2" fo:font-family="'Open Sans'" style:font-style-name="Bold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Open Sans1" fo:font-family="'Open Sans'" style:font-style-name="Normal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8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pe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2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2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13T15:11:48.162431492</meta:creation-date>
    <meta:editing-duration>PT3M41S</meta:editing-duration>
    <meta:editing-cycles>2</meta:editing-cycles>
    <meta:generator>LibreOffice/5.4.6.2$Linux_X86_64 LibreOffice_project/40m0$Build-2</meta:generator>
    <dc:date>2019-06-13T15:15:26.550471838</dc:date>
    <meta:document-statistic meta:object-count="42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White" draw:color="#ffffff"/>
  <draw:color draw:name="Gray 1" draw:color="#eeeeee"/>
  <draw:color draw:name="Gray 2" draw:color="#dddddd"/>
  <draw:color draw:name="Gray 3" draw:color="#cccccc"/>
  <draw:color draw:name="Gray 4" draw:color="#b2b2b2"/>
  <draw:color draw:name="Gray 5" draw:color="#999999"/>
  <draw:color draw:name="Gray 6" draw:color="#808080"/>
  <draw:color draw:name="Gray 7" draw:color="#666666"/>
  <draw:color draw:name="Gray 8" draw:color="#333333"/>
  <draw:color draw:name="Gray 9" draw:color="#1c1c1c"/>
  <draw:color draw:name="Gray 10" draw:color="#111111"/>
  <draw:color draw:name="Yellow" draw:color="#ffff99"/>
  <draw:color draw:name="Orange" draw:color="#ff6600"/>
  <draw:color draw:name="Red" draw:color="#ff3333"/>
  <draw:color draw:name="Pink" draw:color="#ff00cc"/>
  <draw:color draw:name="Magenta" draw:color="#ff33ff"/>
  <draw:color draw:name="Purple" draw:color="#9900ff"/>
  <draw:color draw:name="Blue" draw:color="#6666ff"/>
  <draw:color draw:name="Sky blue" draw:color="#00ccff"/>
  <draw:color draw:name="Cyan" draw:color="#66ffff"/>
  <draw:color draw:name="Turquoise" draw:color="#33ff99"/>
  <draw:color draw:name="Green" draw:color="#99ff66"/>
  <draw:color draw:name="Yellow green" draw:color="#ccff00"/>
  <draw:color draw:name="Yellow 1" draw:color="#ffff66"/>
  <draw:color draw:name="Orange 1" draw:color="#ffcc00"/>
  <draw:color draw:name="Red 1" draw:color="#ff9999"/>
  <draw:color draw:name="Pink 1" draw:color="#ff66cc"/>
  <draw:color draw:name="Magenta 1" draw:color="#ff99ff"/>
  <draw:color draw:name="Purple 1" draw:color="#cc66ff"/>
  <draw:color draw:name="Blue 1" draw:color="#9999ff"/>
  <draw:color draw:name="Sky blue 1" draw:color="#19ccff"/>
  <draw:color draw:name="Cyan 1" draw:color="#99ffff"/>
  <draw:color draw:name="Turquoise 1" draw:color="#66ff99"/>
  <draw:color draw:name="Green 1" draw:color="#99ff99"/>
  <draw:color draw:name="Yellow green 1" draw:color="#ccff66"/>
  <draw:color draw:name="Yellow 2" draw:color="#ffff00"/>
  <draw:color draw:name="Orange 2" draw:color="#ff9900"/>
  <draw:color draw:name="Red 2" draw:color="#ff6666"/>
  <draw:color draw:name="Pink 2" draw:color="#ff3399"/>
  <draw:color draw:name="Magenta 2" draw:color="#ff66ff"/>
  <draw:color draw:name="Purple 2" draw:color="#9933ff"/>
  <draw:color draw:name="Blue 2" draw:color="#3333ff"/>
  <draw:color draw:name="Sky blue 2" draw:color="#3399ff"/>
  <draw:color draw:name="Cyan 2" draw:color="#00ffff"/>
  <draw:color draw:name="Turquoise 2" draw:color="#00ff66"/>
  <draw:color draw:name="Green 2" draw:color="#66ff66"/>
  <draw:color draw:name="Yellow green 2" draw:color="#99ff33"/>
  <draw:color draw:name="Yellow 3" draw:color="#cc9900"/>
  <draw:color draw:name="Orange 3" draw:color="#ff3300"/>
  <draw:color draw:name="Red 3" draw:color="#ff0000"/>
  <draw:color draw:name="Pink 3" draw:color="#ff0066"/>
  <draw:color draw:name="Magenta 3" draw:color="#ff00ff"/>
  <draw:color draw:name="Purple 3" draw:color="#6600ff"/>
  <draw:color draw:name="Blue 3" draw:color="#0000ff"/>
  <draw:color draw:name="Sky blue 3" draw:color="#0066ff"/>
  <draw:color draw:name="Cyan 3" draw:color="#00cccc"/>
  <draw:color draw:name="Turquoise 3" draw:color="#00cc33"/>
  <draw:color draw:name="Green 3" draw:color="#00cc00"/>
  <draw:color draw:name="Yellow green 3" draw:color="#66ff00"/>
  <draw:color draw:name="Yellow 4" draw:color="#996600"/>
  <draw:color draw:name="Orange 4" draw:color="#cc3300"/>
  <draw:color draw:name="Red 4" draw:color="#cc0000"/>
  <draw:color draw:name="Pink 4" draw:color="#cc0066"/>
  <draw:color draw:name="Magenta 4" draw:color="#cc00cc"/>
  <draw:color draw:name="Purple 4" draw:color="#6600cc"/>
  <draw:color draw:name="Blue 4" draw:color="#0000cc"/>
  <draw:color draw:name="Sky blue 4" draw:color="#0066cc"/>
  <draw:color draw:name="Cyan 4" draw:color="#009999"/>
  <draw:color draw:name="Turquoise 4" draw:color="#009933"/>
  <draw:color draw:name="Green 4" draw:color="#009900"/>
  <draw:color draw:name="Yellow green 4" draw:color="#66cc00"/>
  <draw:color draw:name="Yellow 5" draw:color="#663300"/>
  <draw:color draw:name="Orange 5" draw:color="#801900"/>
  <draw:color draw:name="Red 5" draw:color="#990000"/>
  <draw:color draw:name="Pink 5" draw:color="#990066"/>
  <draw:color draw:name="Magenta 5" draw:color="#990099"/>
  <draw:color draw:name="Purple 5" draw:color="#330099"/>
  <draw:color draw:name="Blue 5" draw:color="#000099"/>
  <draw:color draw:name="Sky blue 5" draw:color="#006699"/>
  <draw:color draw:name="Cyan 5" draw:color="#006666"/>
  <draw:color draw:name="Turquoise 5" draw:color="#007826"/>
  <draw:color draw:name="Green 5" draw:color="#006600"/>
  <draw:color draw:name="Yellow green 5" draw:color="#669900"/>
  <draw:color draw:name="Yellow 6" draw:color="#333300"/>
  <draw:color draw:name="Orange 6" draw:color="#461900"/>
  <draw:color draw:name="Red 6" draw:color="#330000"/>
  <draw:color draw:name="Pink 6" draw:color="#330033"/>
  <draw:color draw:name="Magenta 6" draw:color="#660066"/>
  <draw:color draw:name="Purple 6" draw:color="#000033"/>
  <draw:color draw:name="Blue 6" draw:color="#000066"/>
  <draw:color draw:name="Sky blue 6" draw:color="#000080"/>
  <draw:color draw:name="Cyan 6" draw:color="#003333"/>
  <draw:color draw:name="Turquoise 6" draw:color="#00331a"/>
  <draw:color draw:name="Green 6" draw:color="#003300"/>
  <draw:color draw:name="Yellow green 6" draw:color="#193300"/>
  <draw:color draw:name="Yellow 7" draw:color="#666633"/>
  <draw:color draw:name="Orange 7" draw:color="#661900"/>
  <draw:color draw:name="Red 7" draw:color="#663333"/>
  <draw:color draw:name="Pink 7" draw:color="#660033"/>
  <draw:color draw:name="Magenta 7" draw:color="#663366"/>
  <draw:color draw:name="Purple 7" draw:color="#330066"/>
  <draw:color draw:name="Blue 7" draw:color="#333366"/>
  <draw:color draw:name="Sky blue 7" draw:color="#003366"/>
  <draw:color draw:name="Cyan 7" draw:color="#336666"/>
  <draw:color draw:name="Turquoise 7" draw:color="#006633"/>
  <draw:color draw:name="Green 7" draw:color="#336633"/>
  <draw:color draw:name="Yellow green 7" draw:color="#336600"/>
  <draw:color draw:name="Yellow 8" draw:color="#999966"/>
  <draw:color draw:name="Orange 8" draw:color="#996633"/>
  <draw:color draw:name="Red 8" draw:color="#996666"/>
  <draw:color draw:name="Pink 8" draw:color="#993366"/>
  <draw:color draw:name="Magenta 8" draw:color="#996699"/>
  <draw:color draw:name="Purple 8" draw:color="#663399"/>
  <draw:color draw:name="Blue 8" draw:color="#666699"/>
  <draw:color draw:name="Sky blue 8" draw:color="#336699"/>
  <draw:color draw:name="Cyan 8" draw:color="#669999"/>
  <draw:color draw:name="Turquoise 8" draw:color="#339966"/>
  <draw:color draw:name="Green 8" draw:color="#669966"/>
  <draw:color draw:name="Yellow green 8" draw:color="#669933"/>
  <draw:color draw:name="Yellow 9" draw:color="#cccc99"/>
  <draw:color draw:name="Orange 9" draw:color="#cc9966"/>
  <draw:color draw:name="Red 9" draw:color="#cc9999"/>
  <draw:color draw:name="Pink 9" draw:color="#cc6699"/>
  <draw:color draw:name="Magenta 9" draw:color="#cc99cc"/>
  <draw:color draw:name="Purple 9" draw:color="#9966cc"/>
  <draw:color draw:name="Blue 9" draw:color="#9999cc"/>
  <draw:color draw:name="Sky blue 9" draw:color="#6699cc"/>
  <draw:color draw:name="Cyan 9" draw:color="#99cccc"/>
  <draw:color draw:name="Turquoise 9" draw:color="#66cc99"/>
  <draw:color draw:name="Green 9" draw:color="#99cc99"/>
  <draw:color draw:name="Yellow green 9" draw:color="#99cc66"/>
  <draw:color draw:name="Yellow 10" draw:color="#ffffcc"/>
  <draw:color draw:name="Orange 10" draw:color="#ffcc99"/>
  <draw:color draw:name="Red 10" draw:color="#ffcccc"/>
  <draw:color draw:name="Pink 10" draw:color="#ff99cc"/>
  <draw:color draw:name="Magenta 10" draw:color="#ffccff"/>
  <draw:color draw:name="Purple 10" draw:color="#cc99ff"/>
  <draw:color draw:name="Blue 10" draw:color="#ccccff"/>
  <draw:color draw:name="Sky blue 10" draw:color="#99ccff"/>
  <draw:color draw:name="Cyan 10" draw:color="#ccffff"/>
  <draw:color draw:name="Turquoise 10" draw:color="#99ffcc"/>
  <draw:color draw:name="Green 10" draw:color="#ccffcc"/>
  <draw:color draw:name="Yellow green 10" draw:color="#ccff99"/>
  <draw:color draw:name="Blue gray" draw:color="#e6e6ff"/>
  <draw:color draw:name="Blue classic" draw:color="#cfe7f5"/>
  <draw:color draw:name="Violet" draw:color="#9999ff"/>
  <draw:color draw:name="Bordeaux" draw:color="#993366"/>
  <draw:color draw:name="Pale yellow" draw:color="#ffffcc"/>
  <draw:color draw:name="Pale green" draw:color="#ccffcc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Tango: Sky Blue 1" draw:color="#729fcf"/>
  <draw:color draw:name="Tango: Sky Blue 2" draw:color="#3465a4"/>
  <draw:color draw:name="Rojo Impress" draw:color="#ef2929"/>
</ooo:color-table>
</file>